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120000026026AACF6C436FECD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e_20_sense_20_emplenament_20_ni_20_líni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3333" draw:marker-end="Small_20_Arrow" draw:marker-end-width="0.3cm" draw:fill="none" draw:textarea-vertical-align="middle"/>
    </style:style>
    <style:style style:name="gr3" style:family="graphic" style:parent-style-name="standard">
      <style:graphic-properties draw:fill="solid" draw:fill-color="#ff9696" draw:textarea-horizontal-align="justify" draw:textarea-vertical-align="middle" draw:auto-grow-height="false" fo:min-height="1.177cm" fo:min-width="3.827cm"/>
    </style:style>
    <style:style style:name="gr4" style:family="graphic" style:parent-style-name="standard">
      <style:graphic-properties draw:fill="solid" draw:fill-color="#ff9696" draw:textarea-horizontal-align="justify" draw:textarea-vertical-align="middle" draw:auto-grow-height="false" fo:min-height="1.177cm" fo:min-width="10.01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9696"/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draw:text-style-name="P1" draw:layer="layout" svg:width="36.762cm" svg:height="21.45cm" svg:x="1cm" svg:y="1cm">
          <draw:image xlink:href="Pictures/10000201000004120000026026AACF6C436FECDC.png" xlink:type="simple" xlink:show="embed" xlink:actuate="onLoad">
            <text:p/>
          </draw:image>
        </draw:frame>
        <draw:g>
          <draw:line draw:style-name="gr2" draw:text-style-name="P2" draw:layer="layout" svg:x1="27.235cm" svg:y1="16.511cm" svg:x2="21.978cm" svg:y2="15.946cm">
            <text:p/>
          </draw:line>
          <draw:custom-shape draw:style-name="gr3" draw:text-style-name="P3" draw:layer="layout" svg:width="4.327cm" svg:height="1.427cm" svg:x="27.14cm" svg:y="15.859cm">
            <text:p text:style-name="P1"><text:span text:style-name="T1">Finestra de resultats</text:span></text:p>
            <draw:enhanced-geometry svg:viewBox="0 0 21600 21600" draw:type="rectangle" draw:enhanced-path="M 0 0 L 21600 0 21600 21600 0 21600 0 0 Z N"/>
          </draw:custom-shape>
        </draw:g>
        <draw:g>
          <draw:line draw:style-name="gr2" draw:text-style-name="P2" draw:layer="layout" svg:x1="28.612cm" svg:y1="9.173cm" svg:x2="23.848cm" svg:y2="8.467cm">
            <text:p/>
          </draw:line>
          <draw:custom-shape draw:style-name="gr3" draw:text-style-name="P3" draw:layer="layout" svg:width="4.327cm" svg:height="1.427cm" svg:x="28.517cm" svg:y="8.521cm">
            <text:p text:style-name="P1"><text:span text:style-name="T1">Finestra SQL</text:span></text:p>
            <draw:enhanced-geometry svg:viewBox="0 0 21600 21600" draw:type="rectangle" draw:enhanced-path="M 0 0 L 21600 0 21600 21600 0 21600 0 0 Z N"/>
          </draw:custom-shape>
        </draw:g>
        <draw:g>
          <draw:line draw:style-name="gr2" draw:text-style-name="P2" draw:layer="layout" svg:x1="10.971cm" svg:y1="8.29cm" svg:x2="12.347cm" svg:y2="5.891cm">
            <text:p/>
          </draw:line>
          <draw:custom-shape draw:style-name="gr3" draw:text-style-name="P3" draw:layer="layout" svg:width="4.327cm" svg:height="1.427cm" svg:x="7.421cm" svg:y="8.31cm">
            <text:p text:style-name="P1"><text:span text:style-name="T1">Botó </text:span><text:span text:style-name="T1">d’execuci</text:span><text:span text:style-name="T1">ó</text:span></text:p>
            <draw:enhanced-geometry svg:viewBox="0 0 21600 21600" draw:type="rectangle" draw:enhanced-path="M 0 0 L 21600 0 21600 21600 0 21600 0 0 Z N"/>
          </draw:custom-shape>
        </draw:g>
        <draw:g>
          <draw:line draw:style-name="gr2" draw:text-style-name="P2" draw:layer="layout" svg:x1="26.778cm" svg:y1="21.062cm" svg:x2="19.579cm" svg:y2="21.096cm">
            <text:p/>
          </draw:line>
          <draw:custom-shape draw:style-name="gr4" draw:text-style-name="P3" draw:layer="layout" svg:width="10.513cm" svg:height="1.427cm" svg:x="25.612cm" svg:y="20.41cm">
            <text:p text:style-name="P1"><text:span text:style-name="T1">També tenim informació de les files tornades i del temps d’execució de la consulta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75cm" fo:page-height="23.4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14T19:26:38.146542416</meta:creation-date>
    <dc:date>2021-11-14T20:02:27.838459531</dc:date>
    <meta:editing-duration>PT25M13S</meta:editing-duration>
    <meta:editing-cycles>5</meta:editing-cycles>
    <meta:generator>LibreOffice/6.0.7.3$Linux_X86_64 LibreOffice_project/00m0$Build-3</meta:generator>
    <meta:document-statistic meta:object-count="13"/>
  </office:meta>
</office:document-meta>
</file>